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ce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524397182743996" calcext:value-type="float">
            <text:p>0.00052439718274399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152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eptionResNe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146713089197874" calcext:value-type="float">
            <text:p>0.014671308919787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eNet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0058710338635137" calcext:value-type="float">
            <text:p>5.87103386351373E-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NetL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586814363487065" calcext:value-type="float">
            <text:p>0.0005868143634870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</table:table>
      <table:table table:name="a com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float" office:value="0.000524397182743996" calcext:value-type="float">
            <text:p>0.00052439718274399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Net152V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eptionResNetV2</text:p>
          </table:table-cell>
          <table:table-cell office:value-type="float" office:value="0.0146713089197874" calcext:value-type="float">
            <text:p>0.014671308919787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0.00000058710338635137" calcext:value-type="float">
            <text:p>5.87103386351373E-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NetLarge</text:p>
          </table:table-cell>
          <table:table-cell office:value-type="float" office:value="0.000586814363487065" calcext:value-type="float">
            <text:p>0.000586814363487065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ce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173370484844781" calcext:value-type="float">
            <text:p>0.00017337048484478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152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0001341104116648" calcext:value-type="float">
            <text:p>1.34110411664778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eptionResNe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45687265507877" calcext:value-type="float">
            <text:p>0.003456872655078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eNet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NetL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206077544135042" calcext:value-type="float">
            <text:p>0.00020607754413504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</table:table>
      <table:table table:name="b com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float" office:value="0.000173370484844781" calcext:value-type="float">
            <text:p>0.00017337048484478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Net152V2</text:p>
          </table:table-cell>
          <table:table-cell office:value-type="float" office:value="0.00000001341104116648" calcext:value-type="float">
            <text:p>1.34110411664778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eptionResNetV2</text:p>
          </table:table-cell>
          <table:table-cell office:value-type="float" office:value="0.00345687265507877" calcext:value-type="float">
            <text:p>0.003456872655078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NetLarge</text:p>
          </table:table-cell>
          <table:table-cell office:value-type="float" office:value="0.000206077544135042" calcext:value-type="float">
            <text:p>0.000206077544135042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ce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527739684912376" calcext:value-type="float">
            <text:p>5.27739684912376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152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0010281762286013" calcext:value-type="float">
            <text:p>1.0281762286013E-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eptionResNe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592063996009529" calcext:value-type="float">
            <text:p>0.00059206399600952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eNet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NetL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584513691137545" calcext:value-type="float">
            <text:p>5.84513691137545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</table:table>
      <table:table table:name="c com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float" office:value="0.0000527739684912376" calcext:value-type="float">
            <text:p>5.27739684912376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Net152V2</text:p>
          </table:table-cell>
          <table:table-cell office:value-type="float" office:value="0.00000010281762286013" calcext:value-type="float">
            <text:p>1.0281762286013E-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eptionResNetV2</text:p>
          </table:table-cell>
          <table:table-cell office:value-type="float" office:value="0.000592063996009529" calcext:value-type="float">
            <text:p>0.00059206399600952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NetLarge</text:p>
          </table:table-cell>
          <table:table-cell office:value-type="float" office:value="0.0000584513691137545" calcext:value-type="float">
            <text:p>5.84513691137545E-05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ce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480156049889047" calcext:value-type="float">
            <text:p>4.80156049889047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152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eptionResNet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469949649414048" calcext:value-type="float">
            <text:p>0.0004699496494140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eNet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NetL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00115872335300082" calcext:value-type="float">
            <text:p>1.15872335300082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 matri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string" calcext:value-type="string">
            <text:p>########</text:p>
          </table:table-cell>
          <table:table-cell table:number-columns-repeated="4"/>
        </table:table-row>
      </table:table>
      <table:table table:name="d comp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Xception</text:p>
          </table:table-cell>
          <table:table-cell office:value-type="float" office:value="0.0000480156049889047" calcext:value-type="float">
            <text:p>4.80156049889047E-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Net152V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eptionResNetV2</text:p>
          </table:table-cell>
          <table:table-cell office:value-type="float" office:value="0.000469949649414048" calcext:value-type="float">
            <text:p>0.0004699496494140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NetLarge</text:p>
          </table:table-cell>
          <table:table-cell office:value-type="float" office:value="0.0000115872335300082" calcext:value-type="float">
            <text:p>1.15872335300082E-05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20T00:24:30.932658084</dc:date>
    <meta:editing-duration>PT23S</meta:editing-duration>
    <meta:editing-cycles>1</meta:editing-cycles>
    <meta:document-statistic meta:table-count="8" meta:cell-count="744" meta:object-count="0"/>
  </office:meta>
</office:document-meta>
</file>